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7.58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23_10-16-09_000.jpg</text:p>
          </table:table-cell>
          <table:table-cell table:style-name="ce12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7.86 E-139-34-48.34</text:p>
          </table:table-cell>
          <table:table-cell table:style-name="ce27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23_11-48-52_000.jpg</text:p>
          </table:table-cell>
          <table:table-cell table:style-name="ce15" office:value-type="string">
            <text:p>:m 1-2*2 RES / 245 / 『古典場から量子場への道』　高橋康 / p.110</text:p>
          </table:table-cell>
          <table:table-cell table:style-name="ce3"/>
          <table:table-cell table:style-name="ce3"/>
          <table:table-cell table:style-name="ce3" office:value-type="string">
            <text:p>N-35-35-28.56 E-139-34-49.49</text:p>
          </table:table-cell>
          <table:table-cell table:style-name="ce27" table:formula="of:=IF([.E3]=&quot;&quot;;[.C3];CONCATENATE([.C3];&quot; / &quot;;[.E3]))" office:value-type="string" office:string-value=":m 1-2*2 RES / 245 / 『古典場から量子場への道』　高橋康 / p.110">
            <text:p>:m 1-2*2 RES / 245 / 『古典場から量子場への道』　高橋康 / p.110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23_12-37-32_000.jpg</text:p>
          </table:table-cell>
          <table:table-cell table:style-name="ce15" office:value-type="string">
            <text:p>JVEMV6 52#2 / 52. 自然観察 / 1. grass / field_photos / 雑草、草本、コケ、地衣類 / @バーズビレッジ、擁壁前の歩道 / 擁壁についている地衣類 / N-35-35-20.44 E-139-35-18.38</text:p>
          </table:table-cell>
          <table:table-cell table:style-name="ce20"/>
          <table:table-cell table:style-name="ce3" table:formula="of:=[.F4]" office:value-type="string" office:string-value="N-35-35-20.44 E-139-35-18.38">
            <text:p>N-35-35-20.44 E-139-35-18.38</text:p>
          </table:table-cell>
          <table:table-cell table:style-name="ce3" office:value-type="string">
            <text:p>N-35-35-20.44 E-139-35-18.38</text:p>
          </table:table-cell>
          <table:table-cell table:style-name="ce27" table:formula="of:=IF([.E4]=&quot;&quot;;[.C4];CONCATENATE([.C4];&quot; / &quot;;[.E4]))" office:value-type="string" office:string-value="JVEMV6 52#2 / 52. 自然観察 / 1. grass / field_photos / 雑草、草本、コケ、地衣類 / @バーズビレッジ、擁壁前の歩道 / 擁壁についている地衣類 / N-35-35-20.44 E-139-35-18.38 / N-35-35-20.44 E-139-35-18.38">
            <text:p>JVEMV6 52#2 / 52. 自然観察 / 1. grass / field_photos / 雑草、草本、コケ、地衣類 / @バーズビレッジ、擁壁前の歩道 / 擁壁についている地衣類 / N-35-35-20.44 E-139-35-18.38 / N-35-35-20.44 E-139-35-18.38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23_12-37-36_000.jpg</text:p>
          </table:table-cell>
          <table:table-cell table:style-name="ce15" office:value-type="string">
            <text:p>JVEMV6 52#2 / 52. 自然観察 / 1. grass / field_photos / 雑草、草本、コケ、地衣類 / @バーズビレッジ、擁壁前の歩道 / 擁壁についている地衣類 / N-35-35-20.44 E-139-35-18.38</text:p>
          </table:table-cell>
          <table:table-cell table:style-name="ce19"/>
          <table:table-cell table:style-name="ce3" table:formula="of:=[.F5]" office:value-type="string" office:string-value="N-35-35-20.44 E-139-35-18.38">
            <text:p>N-35-35-20.44 E-139-35-18.38</text:p>
          </table:table-cell>
          <table:table-cell table:style-name="ce3" office:value-type="string">
            <text:p>N-35-35-20.44 E-139-35-18.38</text:p>
          </table:table-cell>
          <table:table-cell table:style-name="ce27" table:formula="of:=IF([.E5]=&quot;&quot;;[.C5];CONCATENATE([.C5];&quot; / &quot;;[.E5]))" office:value-type="string" office:string-value="JVEMV6 52#2 / 52. 自然観察 / 1. grass / field_photos / 雑草、草本、コケ、地衣類 / @バーズビレッジ、擁壁前の歩道 / 擁壁についている地衣類 / N-35-35-20.44 E-139-35-18.38 / N-35-35-20.44 E-139-35-18.38">
            <text:p>JVEMV6 52#2 / 52. 自然観察 / 1. grass / field_photos / 雑草、草本、コケ、地衣類 / @バーズビレッジ、擁壁前の歩道 / 擁壁についている地衣類 / N-35-35-20.44 E-139-35-18.38 / N-35-35-20.44 E-139-35-18.38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23_12-37-41_000.jpg</text:p>
          </table:table-cell>
          <table:table-cell table:style-name="ce15" office:value-type="string">
            <text:p>JVEMV6 52#2 / 52. 自然観察 / 1. grass / field_photos / 雑草、草本、コケ、地衣類 / @バーズビレッジ、擁壁前の歩道 / 擁壁についている地衣類 / N-35-35-20.44 E-139-35-18.38</text:p>
          </table:table-cell>
          <table:table-cell table:style-name="ce19"/>
          <table:table-cell table:style-name="ce3" table:formula="of:=[.F6]" office:value-type="string" office:string-value="N-35-35-20.44 E-139-35-18.38">
            <text:p>N-35-35-20.44 E-139-35-18.38</text:p>
          </table:table-cell>
          <table:table-cell table:style-name="ce3" office:value-type="string">
            <text:p>N-35-35-20.44 E-139-35-18.38</text:p>
          </table:table-cell>
          <table:table-cell table:style-name="ce27" table:formula="of:=IF([.E6]=&quot;&quot;;[.C6];CONCATENATE([.C6];&quot; / &quot;;[.E6]))" office:value-type="string" office:string-value="JVEMV6 52#2 / 52. 自然観察 / 1. grass / field_photos / 雑草、草本、コケ、地衣類 / @バーズビレッジ、擁壁前の歩道 / 擁壁についている地衣類 / N-35-35-20.44 E-139-35-18.38 / N-35-35-20.44 E-139-35-18.38">
            <text:p>JVEMV6 52#2 / 52. 自然観察 / 1. grass / field_photos / 雑草、草本、コケ、地衣類 / @バーズビレッジ、擁壁前の歩道 / 擁壁についている地衣類 / N-35-35-20.44 E-139-35-18.38 / N-35-35-20.44 E-139-35-18.38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2-23_12-46-54_000.jpg</text:p>
          </table:table-cell>
          <table:table-cell table:style-name="ce15" office:value-type="string">
            <text:p>:PHOTO 記録しておきたいもの / @元リンガーハットがあった交差点へ下っていく坂、途中 / 社宅、入口のプレート、「慎独寮」 / N-35-35-10.64 E-139-35-20.42</text:p>
          </table:table-cell>
          <table:table-cell table:style-name="ce12"/>
          <table:table-cell table:style-name="ce3" table:formula="of:=[.F7]" office:value-type="string" office:string-value="N-35-35-10.64 E-139-35-20.42">
            <text:p>N-35-35-10.64 E-139-35-20.42</text:p>
          </table:table-cell>
          <table:table-cell table:style-name="ce3" office:value-type="string">
            <text:p>N-35-35-10.64 E-139-35-20.42</text:p>
          </table:table-cell>
          <table:table-cell table:style-name="ce27" table:formula="of:=IF([.E7]=&quot;&quot;;[.C7];CONCATENATE([.C7];&quot; / &quot;;[.E7]))" office:value-type="string" office:string-value=":PHOTO 記録しておきたいもの / @元リンガーハットがあった交差点へ下っていく坂、途中 / 社宅、入口のプレート、「慎独寮」 / N-35-35-10.64 E-139-35-20.42 / N-35-35-10.64 E-139-35-20.42">
            <text:p>:PHOTO 記録しておきたいもの / @元リンガーハットがあった交差点へ下っていく坂、途中 / 社宅、入口のプレート、「慎独寮」 / N-35-35-10.64 E-139-35-20.42 / N-35-35-10.64 E-139-35-20.4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23_12-46-56_000.jpg</text:p>
          </table:table-cell>
          <table:table-cell table:style-name="ce15" office:value-type="string">
            <text:p>:PHOTO 記録しておきたいもの / @元リンガーハットがあった交差点へ下っていく坂、途中 / 社宅、入口のプレート、「慎独寮」 / N-35-35-7.92 E-139-35-25.69</text:p>
          </table:table-cell>
          <table:table-cell table:style-name="ce14"/>
          <table:table-cell table:style-name="ce3" table:formula="of:=[.F8]" office:value-type="string" office:string-value="N-35-35-7.92 E-139-35-25.69">
            <text:p>N-35-35-7.92 E-139-35-25.69</text:p>
          </table:table-cell>
          <table:table-cell table:style-name="ce3" office:value-type="string">
            <text:p>N-35-35-7.92 E-139-35-25.69</text:p>
          </table:table-cell>
          <table:table-cell table:style-name="ce27" table:formula="of:=IF([.E8]=&quot;&quot;;[.C8];CONCATENATE([.C8];&quot; / &quot;;[.E8]))" office:value-type="string" office:string-value=":PHOTO 記録しておきたいもの / @元リンガーハットがあった交差点へ下っていく坂、途中 / 社宅、入口のプレート、「慎独寮」 / N-35-35-7.92 E-139-35-25.69 / N-35-35-7.92 E-139-35-25.69">
            <text:p>:PHOTO 記録しておきたいもの / @元リンガーハットがあった交差点へ下っていく坂、途中 / 社宅、入口のプレート、「慎独寮」 / N-35-35-7.92 E-139-35-25.69 / N-35-35-7.92 E-139-35-25.6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23_12-53-45_000.jpg</text:p>
          </table:table-cell>
          <table:table-cell table:style-name="ce15" office:value-type="string">
            <text:p>:PHOTO 記録しておきたいもの / @元リンガーハットがあった交差点から宮前平駅へ向かう歩道、集合住宅の一つ / 入口のプレート、「独身寮」 / N-35-34-58.99 E-139-35-21.9</text:p>
          </table:table-cell>
          <table:table-cell table:style-name="ce15"/>
          <table:table-cell table:style-name="ce3" table:formula="of:=[.F9]" office:value-type="string" office:string-value="N-35-34-58.99 E-139-35-21.9">
            <text:p>N-35-34-58.99 E-139-35-21.9</text:p>
          </table:table-cell>
          <table:table-cell table:style-name="ce3" office:value-type="string">
            <text:p>N-35-34-58.99 E-139-35-21.9</text:p>
          </table:table-cell>
          <table:table-cell table:style-name="ce27" table:formula="of:=IF([.E9]=&quot;&quot;;[.C9];CONCATENATE([.C9];&quot; / &quot;;[.E9]))" office:value-type="string" office:string-value=":PHOTO 記録しておきたいもの / @元リンガーハットがあった交差点から宮前平駅へ向かう歩道、集合住宅の一つ / 入口のプレート、「独身寮」 / N-35-34-58.99 E-139-35-21.9 / N-35-34-58.99 E-139-35-21.9">
            <text:p>:PHOTO 記録しておきたいもの / @元リンガーハットがあった交差点から宮前平駅へ向かう歩道、集合住宅の一つ / 入口のプレート、「独身寮」 / N-35-34-58.99 E-139-35-21.9 / N-35-34-58.99 E-139-35-21.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23_16-09-14_000.jpg</text:p>
          </table:table-cell>
          <table:table-cell table:style-name="ce15" office:value-type="string">
            <text:p>:bookmemo / 読んだ本 / 『キリスト教は戦争好きか』 / 著者=土井健司</text:p>
          </table:table-cell>
          <table:table-cell table:style-name="ce15"/>
          <table:table-cell table:style-name="ce3"/>
          <table:table-cell table:style-name="ce3" office:value-type="string">
            <text:p>N-35-35-28.53 E-139-34-49.71</text:p>
          </table:table-cell>
          <table:table-cell table:style-name="ce27" table:formula="of:=IF([.E10]=&quot;&quot;;[.C10];CONCATENATE([.C10];&quot; / &quot;;[.E10]))" office:value-type="string" office:string-value=":bookmemo / 読んだ本 / 『キリスト教は戦争好きか』 / 著者=土井健司">
            <text:p>:bookmemo / 読んだ本 / 『キリスト教は戦争好きか』 / 著者=土井健司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23_16-16-48_000.jpg</text:p>
          </table:table-cell>
          <table:table-cell table:style-name="ce14" office:value-type="string">
            <text:p>:bookmemo / 読んだ本 / 『西郷南洲遺訓講話』 / 著者=雑賀鹿野、編、頭山満、講話</text:p>
          </table:table-cell>
          <table:table-cell table:style-name="ce12"/>
          <table:table-cell table:style-name="ce3"/>
          <table:table-cell table:style-name="ce3" office:value-type="string">
            <text:p>N-35-35-25.96 E-139-34-51.36</text:p>
          </table:table-cell>
          <table:table-cell table:style-name="ce27" table:formula="of:=IF([.E11]=&quot;&quot;;[.C11];CONCATENATE([.C11];&quot; / &quot;;[.E11]))" office:value-type="string" office:string-value=":bookmemo / 読んだ本 / 『西郷南洲遺訓講話』 / 著者=雑賀鹿野、編、頭山満、講話">
            <text:p>:bookmemo / 読んだ本 / 『西郷南洲遺訓講話』 / 著者=雑賀鹿野、編、頭山満、講話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23_18-27-25_000.jpg</text:p>
          </table:table-cell>
          <table:table-cell table:style-name="ce6" office:value-type="string">
            <text:p>:m music / log / gt / || s.1:fs-1,sn=1223-1,R=1 || s.2:rs-33,patt,n-1:chord-no.2,source=g-1217-3,for=harmony(hm),k.B7+2,R=2</text:p>
          </table:table-cell>
          <table:table-cell table:style-name="ce14"/>
          <table:table-cell table:style-name="ce3"/>
          <table:table-cell table:style-name="ce3" office:value-type="string">
            <text:p>N-35-35-28.74 E-139-34-49.76</text:p>
          </table:table-cell>
          <table:table-cell table:style-name="ce27" table:formula="of:=IF([.E12]=&quot;&quot;;[.C12];CONCATENATE([.C12];&quot; / &quot;;[.E12]))" office:value-type="string" office:string-value=":m music / log / gt / || s.1:fs-1,sn=1223-1,R=1 || s.2:rs-33,patt,n-1:chord-no.2,source=g-1217-3,for=harmony(hm),k.B7+2,R=2">
            <text:p>:m music / log / gt / || s.1:fs-1,sn=1223-1,R=1 || s.2:rs-33,patt,n-1:chord-no.2,source=g-1217-3,for=harmony(hm),k.B7+2,R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23_20-44-41_000.jpg</text:p>
          </table:table-cell>
          <table:table-cell table:style-name="ce6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0.68 E-139-34-42.51</text:p>
          </table:table-cell>
          <table:table-cell table:style-name="ce27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23_23-32-12_000.jpg</text:p>
          </table:table-cell>
          <table:table-cell table:style-name="ce6" office:value-type="string">
            <text:p>:m 記録 / 身体 / 右手 / 手の甲 / 火傷の跡、治りの状況</text:p>
          </table:table-cell>
          <table:table-cell table:style-name="ce19"/>
          <table:table-cell table:style-name="ce3"/>
          <table:table-cell table:style-name="ce3" office:value-type="string">
            <text:p>N-35-35-28.66 E-139-34-49.16</text:p>
          </table:table-cell>
          <table:table-cell table:style-name="ce27" table:formula="of:=IF([.E14]=&quot;&quot;;[.C14];CONCATENATE([.C14];&quot; / &quot;;[.E14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4_01-54-00_000.jpg</text:p>
          </table:table-cell>
          <table:table-cell table:style-name="ce13" office:value-type="string">
            <text:p>:m other / log / 寝る前　ウェブ閲覧　記録　（for オナニー） / 未了 </text:p>
          </table:table-cell>
          <table:table-cell table:style-name="ce13"/>
          <table:table-cell table:style-name="ce3"/>
          <table:table-cell table:style-name="ce3" office:value-type="string">
            <text:p>N-35-35-39.81 E-139-35-32.78</text:p>
          </table:table-cell>
          <table:table-cell table:style-name="ce27" table:formula="of:=IF([.E15]=&quot;&quot;;[.C15];CONCATENATE([.C15];&quot; / &quot;;[.E15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2-24_06-04-27_000.jpg</text:p>
          </table:table-cell>
          <table:table-cell table:style-name="ce15" office:value-type="string">
            <text:p>:m :PHOTO 起きた時刻 / 2019</text:p>
          </table:table-cell>
          <table:table-cell table:style-name="ce14"/>
          <table:table-cell table:style-name="ce3"/>
          <table:table-cell table:style-name="ce3" office:value-type="string">
            <text:p>N-35-35-29.0 E-139-34-49.27</text:p>
          </table:table-cell>
          <table:table-cell table:style-name="ce27" table:formula="of:=IF([.E16]=&quot;&quot;;[.C16];CONCATENATE([.C16];&quot; / &quot;;[.E16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07_17-41-53_000.m4a</text:p>
          </table:table-cell>
          <table:table-cell table:style-name="ce6" office:value-type="string">
            <text:p>:VOICE-MEMO / @自室 / 記録 / guitar,gt / g-0807-1 / id=tech-2,pararell-movement,R=1,k.G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室 / 記録 / guitar,gt / g-0807-1 / id=tech-2,pararell-movement,R=1,k.G">
            <text:p>:VOICE-MEMO / @自室 / 記録 / guitar,gt / g-0807-1 / id=tech-2,pararell-movement,R=1,k.G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07_17-43-11_000.m4a</text:p>
          </table:table-cell>
          <table:table-cell table:style-name="ce6" office:value-type="string">
            <text:p>:VOICE-MEMO / @自室 / 記録 / guitar,gt / g-0807-2 / id=tech-2,pararell-movement,R=1,k.G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OICE-MEMO / @自室 / 記録 / guitar,gt / g-0807-2 / id=tech-2,pararell-movement,R=1,k.G">
            <text:p>:VOICE-MEMO / @自室 / 記録 / guitar,gt / g-0807-2 / id=tech-2,pararell-movement,R=1,k.G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07_17-55-56_000.m4a</text:p>
          </table:table-cell>
          <table:table-cell table:style-name="ce6" office:value-type="string">
            <text:p>:VOICE-MEMO / @自室 / 記録 / guitar,gt / g-0807-3 / id=tech-2,pararell-movement,R=1,k.G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807-3 / id=tech-2,pararell-movement,R=1,k.G">
            <text:p>:VOICE-MEMO / @自室 / 記録 / guitar,gt / g-0807-3 / id=tech-2,pararell-movement,R=1,k.G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07_18-19-09_000.m4a</text:p>
          </table:table-cell>
          <table:table-cell table:style-name="ce6" office:value-type="string">
            <text:p>:VOICE-MEMO / @自室 / 記録 / guitar,gt / g-0807-4 / id=f-4(N),use:9th,k.G,capo.5,R=4,chord=G9,B9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室 / 記録 / guitar,gt / g-0807-4 / id=f-4(N),use:9th,k.G,capo.5,R=4,chord=G9,B9">
            <text:p>:VOICE-MEMO / @自室 / 記録 / guitar,gt / g-0807-4 / id=f-4(N),use:9th,k.G,capo.5,R=4,chord=G9,B9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07_18-22-38_000.m4a</text:p>
          </table:table-cell>
          <table:table-cell table:style-name="ce6" office:value-type="string">
            <text:p>:VOICE-MEMO / @自室 / 記録 / guitar,gt / g-0807-5 / id=ar-1,R=5,capo.2,6-notes,k.D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OICE-MEMO / @自室 / 記録 / guitar,gt / g-0807-5 / id=ar-1,R=5,capo.2,6-notes,k.D">
            <text:p>:VOICE-MEMO / @自室 / 記録 / guitar,gt / g-0807-5 / id=ar-1,R=5,capo.2,6-notes,k.D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09_07-45-15_000.m4a</text:p>
          </table:table-cell>
          <table:table-cell table:style-name="ce6" office:value-type="string">
            <text:p>:VOICE-MEMO / @東和、砧の現場（木打ち建設） / 記録 / 詰所２箇所、どちらにも飴玉のボックス、見かけていない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OICE-MEMO / @東和、砧の現場（木打ち建設） / 記録 / 詰所２箇所、どちらにも飴玉のボックス、見かけていない">
            <text:p>:VOICE-MEMO / @東和、砧の現場（木打ち建設） / 記録 / 詰所２箇所、どちらにも飴玉のボックス、見かけていない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09_18-02-13_000.m4a</text:p>
          </table:table-cell>
          <table:table-cell table:style-name="ce6" office:value-type="string">
            <text:p>:VOICE-MEMO / @自室 / 記録 / guitar,gt / g-0809-1 / free,id=f-5(N),capo.5,R=1,k.Am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OICE-MEMO / @自室 / 記録 / guitar,gt / g-0809-1 / free,id=f-5(N),capo.5,R=1,k.Am">
            <text:p>:VOICE-MEMO / @自室 / 記録 / guitar,gt / g-0809-1 / free,id=f-5(N),capo.5,R=1,k.Am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09_18-11-32_000.m4a</text:p>
          </table:table-cell>
          <table:table-cell table:style-name="ce6" office:value-type="string">
            <text:p>:VOICE-MEMO / @自室 / 記録 / guitar,gt / g-0809-2 / positioning,id=ps-1(N),capo.0,R=2,k.C</text:p>
          </table:table-cell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string" office:string-value=":VOICE-MEMO / @自室 / 記録 / guitar,gt / g-0809-2 / positioning,id=ps-1(N),capo.0,R=2,k.C">
            <text:p>:VOICE-MEMO / @自室 / 記録 / guitar,gt / g-0809-2 / positioning,id=ps-1(N),capo.0,R=2,k.C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09_18-18-41_000.m4a</text:p>
          </table:table-cell>
          <table:table-cell table:style-name="ce6" office:value-type="string">
            <text:p>:VOICE-MEMO / @自室 / 記録 / guitar,gt / g-0809-3 / id=ps-2(N),k.F,R=3</text:p>
          </table:table-cell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string" office:string-value=":VOICE-MEMO / @自室 / 記録 / guitar,gt / g-0809-3 / id=ps-2(N),k.F,R=3">
            <text:p>:VOICE-MEMO / @自室 / 記録 / guitar,gt / g-0809-3 / id=ps-2(N),k.F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08-09_18-20-20_000.m4a</text:p>
          </table:table-cell>
          <table:table-cell table:style-name="ce6" office:value-type="string">
            <text:p>:VOICE-MEMO / @自室 / 記録 / guitar,gt / g-0809-4 / id=f-5,R=4</text:p>
          </table:table-cell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string" office:string-value=":VOICE-MEMO / @自室 / 記録 / guitar,gt / g-0809-4 / id=f-5,R=4">
            <text:p>:VOICE-MEMO / @自室 / 記録 / guitar,gt / g-0809-4 / id=f-5,R=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09-09_17-35-30_000.mp3</text:p>
          </table:table-cell>
          <table:table-cell table:style-name="ce6" office:value-type="string">
            <text:p>:VOICE-MEMO / @自室 / 記録 / guitar,gt / g-0909-?? / ??</text:p>
          </table:table-cell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string" office:string-value=":VOICE-MEMO / @自室 / 記録 / guitar,gt / g-0909-?? / ??">
            <text:p>:VOICE-MEMO / @自室 / 記録 / guitar,gt / g-0909-?? / ??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ce3" office:value-type="string">
            <text:p>2019-09-09_18-06-52_000.mp3</text:p>
          </table:table-cell>
          <table:table-cell table:style-name="ce6" office:value-type="string">
            <text:p>:VOICE-MEMO / @自室 / 記録 / guitar,gt / g-0909-?? / ??</text:p>
          </table:table-cell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string" office:string-value=":VOICE-MEMO / @自室 / 記録 / guitar,gt / g-0909-?? / ??">
            <text:p>:VOICE-MEMO / @自室 / 記録 / guitar,gt / g-0909-?? / ??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2-23_17-58-57_000.mov</text:p>
          </table:table-cell>
          <table:table-cell table:style-name="ce6" office:value-type="string">
            <text:p>:VIDEO / @自宅 / メモ / guitar,gt / 演奏、play / g-1223-1 / fs-1,sn=1223-1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string" office:string-value=":VIDEO / @自宅 / メモ / guitar,gt / 演奏、play / g-1223-1 / fs-1,sn=1223-1,R=1">
            <text:p>:VIDEO / @自宅 / メモ / guitar,gt / 演奏、play / g-1223-1 / fs-1,sn=1223-1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ce3" office:value-type="string">
            <text:p>2019-12-23_18-19-16_000.mov</text:p>
          </table:table-cell>
          <table:table-cell table:style-name="ce6" office:value-type="string">
            <text:p>:VIDEO / @自宅 / メモ / guitar,gt / 演奏、play / g-1223-2 / rs-33,patt,n-1:chord-no.2,source=g-1217-3,for=harmony(hm),k.B7+2,R=2</text:p>
          </table:table-cell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string" office:string-value=":VIDEO / @自宅 / メモ / guitar,gt / 演奏、play / g-1223-2 / rs-33,patt,n-1:chord-no.2,source=g-1217-3,for=harmony(hm),k.B7+2,R=2">
            <text:p>:VIDEO / @自宅 / メモ / guitar,gt / 演奏、play / g-1223-2 / rs-33,patt,n-1:chord-no.2,source=g-1217-3,for=harmony(hm),k.B7+2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2-24_07-20-27_000.mov</text:p>
          </table:table-cell>
          <table:table-cell table:style-name="ce6" office:value-type="string">
            <text:p>:VIDEO / @自宅 / 体操 / 朝 / 練功 / tips</text:p>
          </table:table-cell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string" office:string-value=":VIDEO / @自宅 / 体操 / 朝 / 練功 / tips">
            <text:p>:VIDEO / @自宅 / 体操 / 朝 / 練功 / tips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25">
            <text:p>25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31">
            <text:p>3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31">
            <text:p>31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3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31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4" table:formula="of:=SUM(data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31])" office:value-type="float" office:value="30">
            <text:p>3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31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31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31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31];[.B316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31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3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122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8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4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2019/12/24</text:date>, <text:time>08:5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24T08:55:02.46</dc:date>
    <dc:creator>iwabuchi ken</dc:creator>
    <meta:editing-duration>P15DT2H7M56S</meta:editing-duration>
    <meta:editing-cycles>6044</meta:editing-cycles>
    <meta:document-statistic meta:table-count="1" meta:cell-count="779" meta:object-count="0"/>
  </office:meta>
</office:document-meta>
</file>